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básicos de ajax con<text:span text:style-name="T1"> <text:s/>jQuery</text:span></text:p>
      <text:p text:style-name="P1"/>
      <text:list xml:id="list1710912381" text:style-name="L1">
        <text:list-item>
          <text:p text:style-name="P2">Crea un enlace en una página que al pulsarlo cargue en la misma página el contenido del fichero <text:span text:style-name="T3">contenido_ajax.html</text:span> mediante una petición de tipo XHR. </text:p>
          <text:p text:style-name="P2"/>
        </text:list-item>
        <text:list-item>
          <text:p text:style-name="P2">Crea un formulario en una página web que recogerá un nombre y edad. Los campos se deben envíar a un script php que hará la validación antes de proceder con el submit del formulario. Simularemos el script de validación mediante el fichero recibe-parametros.php.</text:p>
          <text:p text:style-name="P2">Utiliza el método load de jquery mediante una petición de tipo <text:span text:style-name="T2">POST</text:span>.</text:p>
          <text:p text:style-name="P2"/>
        </text:list-item>
        <text:list-item>
          <text:p text:style-name="P2">Crea un formulario en una página web que recogerá un nombre y edad. Los campos se deben envíar a un script php que hará la validación antes de proceder con el submit del formulario. Simularemos el script de validación mediante el fichero recibe-parametros.php.</text:p>
          <text:p text:style-name="P2">Utiliza el método load de jquery mediante una petición de tipo <text:span text:style-name="T2">GET</text:span>.</text:p>
          <text:p text:style-name="P2"/>
        </text:list-item>
        <text:list-item>
          <text:p text:style-name="P2">Crea un enlace en una página que al pulsarlo ejecute el script pagina-lenta.php. Mientras se carga dicho script mostraremos una imagen de espera (fichero load.gif).</text:p>
          <text:p text:style-name="P2"/>
        </text:list-item>
        <text:list-item>
          <text:p text:style-name="P2">Crea un enlace en una página que al pulsarlo cargue en la misma página <text:span text:style-name="T2">la imagen</text:span> del fichero <text:span text:style-name="T3">contenido_ajax.html</text:span> mediante una petición de tipo XHR. </text:p>
          <text:p text:style-name="P2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2-10-28T20:04:30</meta:creation-date>
    <dc:date>2012-11-27T23:11:54</dc:date>
    <dc:creator>juanda </dc:creator>
    <meta:editing-duration>PT4H3M24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8" meta:word-count="196" meta:character-count="183" meta:non-whitespace-character-count="980"/>
  </office:meta>
</office:document-meta>
</file>